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Taille</text:p>
          </table:table-cell>
          <table:table-cell office:value-type="string" calcext:value-type="string">
            <text:p>nb graphes</text:p>
          </table:table-cell>
          <table:table-cell office:value-type="string" calcext:value-type="string">
            <text:p>nb fixeurs</text:p>
          </table:table-cell>
          <table:table-cell office:value-type="string" calcext:value-type="string">
            <text:p>nb klm</text:p>
          </table:table-cell>
          <table:table-cell office:value-type="string" calcext:value-type="string">
            <text:p>nb klm v1</text:p>
          </table:table-cell>
          <table:table-cell office:value-type="string" calcext:value-type="string">
            <text:p>nb klm v2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49" calcext:value-type="float">
            <text:p>164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35" calcext:value-type="float">
            <text:p>45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1637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280" calcext:value-type="float">
            <text:p>122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206" calcext:value-type="float">
            <text:p>34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dr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Twin-free, from famille</text:p>
          </table:table-cell>
          <table:table-cell/>
          <table:table-cell office:value-type="string" calcext:value-type="string">
            <text:p>Les NN-1 ok</text:p>
          </table:table-cell>
          <table:table-cell office:value-type="string" calcext:value-type="string">
            <text:p>les NN1 ok si</text:p>
            <text:p>Tous indépendants</text:p>
          </table:table-cell>
          <table:table-cell office:value-type="string" calcext:value-type="string">
            <text:p>On fusionne tous</text:p>
            <text:p>les NN1/NN-1 par</text:p>
            <text:p>Bags, on fusionne si</text:p>
            <text:p>Warning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 office:value-type="string" calcext:value-type="string">
            <text:p>Voir graphe 10 vertices and 18 edges.</text:p>
            <text:p>1;0 2;1 3;2 4;3 5;4 6;0 6;5 7;0 7;1 7;4 8;2 8;3 8;6 9;0 9;4 9;5 9;6 9;7</text:p>
            <text:p/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→ a l'air ok mais trucs pas indépendants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2:01:04.738516336</meta:creation-date>
    <dc:date>2023-02-25T15:17:28.665301729</dc:date>
    <meta:editing-duration>P2DT1H54M21S</meta:editing-duration>
    <meta:editing-cycles>4</meta:editing-cycles>
    <meta:generator>LibreOffice/7.4.4.2$Linux_X86_64 LibreOffice_project/40$Build-2</meta:generator>
    <meta:document-statistic meta:table-count="1" meta:cell-count="66" meta:object-count="0"/>
  </office:meta>
</office:document-meta>
</file>